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a2f44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=======</text:p>
      <text:p text:style-name="P1">HAGOLEM VC EMAIL DRAFT</text:p>
      <text:p text:style-name="P1">Draft Date: December 28, 2024</text:p>
      <text:p text:style-name="P1">================================================================================</text:p>
      <text:p text:style-name="P1"/>
      <text:p text:style-name="P1">SUBJECT LINE:</text:p>
      <text:p text:style-name="P1">The Most Asymmetric Investment Opportunity in History</text:p>
      <text:p text:style-name="P1"/>
      <text:p text:style-name="P1">--------------------------------------------------------------------------------</text:p>
      <text:p text:style-name="P1"/>
      <text:p text:style-name="P1">EMAIL BODY:</text:p>
      <text:p text:style-name="P1"/>
      <text:p text:style-name="P1">[VC Name],</text:p>
      <text:p text:style-name="P1"/>
      <text:p text:style-name="P1">Industrial Revolution → Internet → Smartphone → AI Humanoids entering daily life.</text:p>
      <text:p text:style-name="P1"/>
      <text:p text:style-name="P1">Each created platform-level winners who captured entire ecosystems.</text:p>
      <text:p text:style-name="P1"/>
      <text:p text:style-name="P1">HaGOLEM is the operating system for AI-powered humanoids.</text:p>
      <text:p text:style-name="P1"/>
      <text:p text:style-name="P1">Here's the asymmetry:</text:p>
      <text:p text:style-name="P1">AI infrastructure (OpenAI, Anthropic, Google): $100B+ invested</text:p>
      <text:p text:style-name="P1">HaGOLEM: $8M to capture the application layer</text:p>
      <text:p text:style-name="P1"/>
      <text:p text:style-name="P1">We USE their AI. We don't build it.</text:p>
      <text:p text:style-name="P1"/>
      <text:p text:style-name="P1">Our model: We plant the seeds. Domain experts grow the applications.</text:p>
      <text:p text:style-name="P1">We cut the coupons.</text:p>
      <text:p text:style-name="P1"/>
      <text:p text:style-name="P1">RoboChef, manufacturing, construction, healthcare, defense—</text:p>
      <text:p text:style-name="P1">When one economic sector declines, another rises.</text:p>
      <text:p text:style-name="P1">We're diversified across the entire economy.</text:p>
      <text:p text:style-name="P1"/>
      <text:p text:style-name="P1">Once in a lifetime, the small and smart defeat Goliath.</text:p>
      <text:p text:style-name="P1">(Levi Strauss made more than most gold miners.)</text:p>
      <text:p text:style-name="P1"/>
      <text:p text:style-name="P1">This is that moment.</text:p>
      <text:p text:style-name="P1"/>
      <text:p text:style-name="P1">We're not the only ones who recognize this opportunity is essential.</text:p>
      <text:p text:style-name="P1">China is already deploying armed humanoid robots in military training.</text:p>
      <text:p text:style-name="P1">They're building massive robot training bases generating millions of data points.</text:p>
      <text:p text:style-name="P1">Their strategy: dominate humanoid robotics by 2027.</text:p>
      <text:p text:style-name="P1"/>
      <text:p text:style-name="P1">Move now, or watch others—including geopolitical rivals—claim the prize.</text:p>
      <text:p text:style-name="P1"/>
      <text:p text:style-name="P1">Choose your depth:</text:p>
      <text:p text:style-name="P1">1. HR1-HaGOLEM: Simple overview (easy reading for anyone)</text:p>
      <text:p text:style-name="P1">2. HR2-HRAImn: Executive summary with AIMn proof-of-execution</text:p>
      <text:p text:style-name="P1">3. HR3-Technical: Deep technical plan (for your technical team)</text:p>
      <text:p text:style-name="P1">4. HR4-HR9: Additional perspectives (strategic, market, competitive, etc.)</text:p>
      <text:p text:style-name="P1"/>
      <text:p text:style-name="P1">15 minutes to discuss?</text:p>
      <text:p text:style-name="P1"/>
      <text:p text:style-name="P1">Meir</text:p>
      <text:p text:style-name="P1"/>
      <text:p text:style-name="P1">--------------------------------------------------------------------------------</text:p>
      <text:p text:style-name="P1"/>
      <text:p text:style-name="P1">KEY CONCEPTS TO REMEMBER:</text:p>
      <text:p text:style-name="P1">- Most asymmetric investment opportunity in history (main slogan)</text:p>
      <text:p text:style-name="P1">- Revolution timeline positioning</text:p>
      <text:p text:style-name="P1">- $8M vs $100B+ comparison</text:p>
      <text:p text:style-name="P1">- Users of AI, not builders</text:p>
      <text:p text:style-name="P1">- Platform model: plant seeds, cut coupons</text:p>
      <text:p text:style-name="P1">- Economic diversification = recession-proof</text:p>
      <text:p text:style-name="P1">- Levi Strauss analogy (supporting point)</text:p>
      <text:p text:style-name="P1">- Small and smart defeat Goliath</text:p>
      <text:p text:style-name="P1">- **CHINA THREAT: Armed humanoid robots already in PLA training, 2027 dominance goal**</text:p>
      <text:p text:style-name="P1">- **URGENCY: National security + commercial opportunity**</text:p>
      <text:p text:style-name="P1"/>
      <text:p text:style-name="P1">===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8T20:00:21.792384400</meta:creation-date>
    <dc:date>2025-12-29T21:46:52.720479700</dc:date>
    <meta:editing-duration>P1DT1H46M31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9" meta:word-count="297" meta:character-count="2386" meta:non-whitespace-character-count="2140"/>
  </office:meta>
</office:document-meta>
</file>